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thral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 office:value-type="string">
            <text:p>Bath</text:p>
          </table:table-cell>
          <table:table-cell table:style-name="ce0"/>
          <table:table-cell table:style-name="ce0" office:value-type="string">
            <text:p>

Fuwaaah... I love a nice, hot bath...</text:p>
          </table:table-cell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 office:value-type="string">
            <text:p>

I like staying in my room and reading all day,
but a hot springs visit is nice too, sometimes.</text:p>
          </table:table-cell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 office:value-type="string">
            <text:p>

The Secret Springs, in the middle of a winter
wonderland... it's like a dreeeam...</text:p>
          </table:table-cell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 office:value-type="string">
            <text:p>

I'm starting to feel... fuwaaaah... sort of...
sleepy...</text:p>
          </table:table-cell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 office:value-type="string">
            <text:p>

...Haaah...</text:p>
          </table:table-cell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 office:value-type="string">
            <text:p>

Hawawawa... when did I become the only person
in the tub...?</text:p>
          </table:table-cell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 office:value-type="string">
            <text:p>

It's probably time I got out...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 office:value-type="string">
            <text:p>

...H-Huh? Huuuuh??</text:p>
          </table:table-cell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 office:value-type="string">
            <text:p>

I'm sure I undressed here in the changing room,
but where are my clothes...?</text:p>
          </table:table-cell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 office:value-type="string">
            <text:p>

Th-They've completely disappeared...?!</text:p>
          </table:table-cell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 office:value-type="string">
            <text:p>

Don't tell me... a thief??!</text:p>
          </table:table-cell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 office:value-type="string">
            <text:p>

Hawawa... what do I do... what do I do...</text:p>
          </table:table-cell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 office:value-type="string">
            <text:p>

I don't want to have to go outside in my
birthday suit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 office:value-type="string">
            <text:p>

Oooh... and I need to use the toilet, toooo...
Ooh...</text:p>
          </table:table-cell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 office:value-type="string">
            <text:p>

F-For now, let's just get back in the bath...
It's so cold I might freeze solid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 office:value-type="string">
            <text:p>

Wh-What am I going to do... there's no one I can
call for help... hauuuuu...</text:p>
          </table:table-cell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 office:value-type="string">
            <text:p>

Thanks to all that water I drank before I got in
the bath... m-my bladder is...</text:p>
          </table:table-cell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 office:value-type="string">
            <text:p>

It's so swollen... it might just... explode...!!</text:p>
          </table:table-cell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 office:value-type="string">
            <text:p>

Bathroom... I want to go to the bathroom... but...
I just can't go out in the nude... like this... /////</text:p>
          </table:table-cell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 office:value-type="string">
            <text:p>

H-Hold it... until someone comes... hold it...
Hold it... hauuuuu... hold... iiiit...</text:p>
          </table:table-cell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 office:value-type="string">
            <text:p>

Fuweeeeeeeeeeehhhh!! I-I can't hold it after
aaaaaaaall!!!</text:p>
          </table:table-cell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 office:value-type="string">
            <text:p>

Please forgive me, Mrs. Owner... please let me...
u-use the siiiiiiiiide!!</text:p>
          </table:table-cell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 office:value-type="string">
            <text:p>

...Aaaah... i-incredible... force... This is how
badly I had to go... ///</text:p>
          </table:table-cell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 office:value-type="string">
            <text:p>

Hauuuuu... please... d-don't let anybody come in
noooow... /////</text:p>
          </table:table-cell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 office:value-type="string">
            <text:p>Pareo</text:p>
          </table:table-cell>
          <table:table-cell table:style-name="ce0"/>
          <table:table-cell table:style-name="ce0" office:value-type="string">
            <text:p>

Long time, no see, seaaaaaaaaaaaaaaaaa!!</text:p>
          </table:table-cell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 office:value-type="string">
            <text:p>

I'm gonna play watermelon-splitting, volleyball,
and make sandcastles! I can't wait———!</text:p>
          </table:table-cell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 office:value-type="string">
            <text:p>

...I'm all alone, though.</text:p>
          </table:table-cell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 office:value-type="string">
            <text:p>

So what? I can do more of what I want this way.</text:p>
          </table:table-cell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 office:value-type="string">
            <text:p>

Anyway, I'm gonna have so much fun!! Just
watch me, normies!! Heheh———!!!</text:p>
          </table:table-cell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 office:value-type="string">
            <text:p>

Oooh... maybe I shouldn't have eaten the whole
watermelon all by myself, after all...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 office:value-type="string">
            <text:p>

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 office:value-type="string">
            <text:p>

...Uwagh! There's a huge line at the girls'
toilets!!</text:p>
          </table:table-cell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 office:value-type="string">
            <text:p>

A-And what's more... they're all... rockin' two
plump watermelons of their own...!!</text:p>
          </table:table-cell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 office:value-type="string">
            <text:p>

Mine'll look like tangerines next to those!!
Like a pair of damn apples!</text:p>
          </table:table-cell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 office:value-type="string">
            <text:p>

Shit!! As if I'm gonna let them make a fool out
of me!!! Screw this!!</text:p>
          </table:table-cell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 office:value-type="string">
            <text:p>

I'll hold it 'til I get home!!!</text:p>
          </table:table-cell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 office:value-type="string">
            <text:p>

N-No good... I can't do this... It's gonna come
out...!!!</text:p>
          </table:table-cell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 office:value-type="string">
            <text:p>

What the hell!! Stupid watermelons!!
Ya dumb pairs of watermelons!!!</text:p>
          </table:table-cell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 office:value-type="string">
            <text:p>

Ghh... th-this is really... bad... seriously...
I'm seriously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 office:value-type="string">
            <text:p>

What am I gonna do... if I lined up now...
it'd be too late... /////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 office:value-type="string">
            <text:p>

At this point, I've gotta... find somewhere out
the way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 office:value-type="string">
            <text:p>

Oooh... somewhere... anywhere...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 office:value-type="string">
            <text:p>

...Ah-hah! “No Entry: Magma Eruption Zone”...!!!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 office:value-type="string">
            <text:p>

N-N-Nobody'd come to a place like this...!!</text:p>
          </table:table-cell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 office:value-type="string">
            <text:p>

Uwaaah! It's coming out!! It's comin', it's
comin' it's comiiiiin'!!</text:p>
          </table:table-cell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 office:value-type="string">
            <text:p>

Hafuuuu... ////// Aaaaah〜〜... that was so
clooose...</text:p>
          </table:table-cell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 office:value-type="string">
            <text:p>

Haaaah... feels like heaveeen〜〜〜♪ ////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 office:value-type="string">
            <text:p>Mirara</text:p>
          </table:table-cell>
          <table:table-cell table:style-name="ce0"/>
          <table:table-cell table:style-name="ce0" office:value-type="string">
            <text:p>

Everybody———!! Thanks for waiting——!</text:p>
          </table:table-cell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 office:value-type="string">
            <text:p>

It's everyone's favorite Bandage ☆ Idol!
Mirara-chan————!!!</text:p>
          </table:table-cell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 office:value-type="string">
            <text:p>

Fans “Uwoooooooooooooooohhh!!!!”</text:p>
          </table:table-cell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 office:value-type="string">
            <text:p>

Fans “Mi—ra—ra—chaaan————!!!!”</text:p>
          </table:table-cell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 office:value-type="string">
            <text:p>

Yaaaaay! Thanks, everyone———!! I'm gonna sing
and dance 'til I drop, just for you——!☆</text:p>
          </table:table-cell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 office:value-type="string">
            <text:p>

First up, it's something you know well, it's
Mirara-chan's debut single—!!</text:p>
          </table:table-cell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 office:value-type="string">
            <text:p>

“Tricked by the Triage————”!!</text:p>
          </table:table-cell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 office:value-type="string">
            <text:p>

Yaaaaaaaaaaay!! How did everyone find that
one————??</text:p>
          </table:table-cell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 office:value-type="string">
            <text:p>

Fans “Yeaaaaaaaaaaaaaaaaaaahhhhhhhhh!!!”</text:p>
          </table:table-cell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 office:value-type="string">
            <text:p>

Woooooo! Everyone's aaall fired up〜!!
Mirara-chan's so happy———☆</text:p>
          </table:table-cell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 office:value-type="string">
            <text:p>

(H-Huh—? That's weird〜...)</text:p>
          </table:table-cell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I need to go pee all of a sudden...)</text:p>
          </table:table-cell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 office:value-type="string">
            <text:p>

(What's going on? I made sure to go to the
bathroom before I came on, and everything...)</text:p>
          </table:table-cell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 office:value-type="string">
            <text:p>

(Oh, well. The concert only just started, and
I'm sure I can hold it 'til the break.)</text:p>
          </table:table-cell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 office:value-type="string">
            <text:p>

Aaaall right————!! I know it's only the second
song, but how about a new song?? Weeell—???</text:p>
          </table:table-cell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 office:value-type="string">
            <text:p>

Fans “We want it————!! New song! New song!
New song!! New song!!!”</text:p>
          </table:table-cell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 office:value-type="string">
            <text:p>

Geez, you're all so greedy! ☆
Oh, fine, since you asked so nicely...</text:p>
          </table:table-cell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 office:value-type="string">
            <text:p>

It's “Doki Doki ☆ Arrythmia”!!!!
Start the music!!!</text:p>
          </table:table-cell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 office:value-type="string">
            <text:p>

...Munyaa... huuuh? Lighting-san, why'd the
stage go all dark...?</text:p>
          </table:table-cell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 office:value-type="string">
            <text:p>

...Agh!! I-It was just a dreaaaaam!!!</text:p>
          </table:table-cell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 office:value-type="string">
            <text:p>

And I have to pee!! I'm really, really bursting to
peeee!!!!</text:p>
          </table:table-cell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 office:value-type="string">
            <text:p>

Awawah, no, I'm gonna wet my bandages... /////</text:p>
          </table:table-cell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 office:value-type="string">
            <text:p>

Hnnnnnnnnnngh!! Th-The lid on my coffin won't
opeeeeen!!!!</text:p>
          </table:table-cell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 office:value-type="string">
            <text:p>

I slept for three years, so the hinges are all
rusty!</text:p>
          </table:table-cell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 office:value-type="string">
            <text:p>

Khhhh, pee, pee, pee... I-I can't... hold it
anymore... fuweeeehhh... /////</text:p>
          </table:table-cell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 office:value-type="string">
            <text:p>

I-I'm... pee... iiiiiiiiiing...!!
Ah, ah, ah...</text:p>
          </table:table-cell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 office:value-type="string">
            <text:p>

Auuuuuu... And Mirara-chan's supposed to be an
idol, tooo...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 office:value-type="string">
            <text:p>

I'm sorry, everyone... I'm sorry...
Auuuuuuu... ///////</text:p>
          </table:table-cell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 office:value-type="string">
            <text:p>Ojou/Otenba</text:p>
          </table:table-cell>
          <table:table-cell table:style-name="ce0"/>
          <table:table-cell table:style-name="ce0" office:value-type="string">
            <text:p>

Pheeew... nothing beats a good iced coffee
while enjoying the cool breeze atop a tree.</text:p>
          </table:table-cell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 office:value-type="string">
            <text:p>

I'll need to bring a masseur and a harpist up
here, and then it it'll be perfect...</text:p>
          </table:table-cell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 office:value-type="string">
            <text:p>

Oh, dear. Then it would be no different to being
back at the mansion!</text:p>
          </table:table-cell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 office:value-type="string">
            <text:p>

I crept out of my cramped room just to get
away from that lifestyle.</text:p>
          </table:table-cell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 office:value-type="string">
            <text:p>

While I'm up here, rich-person thoughts are
utterly off-limits.</text:p>
          </table:table-cell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 office:value-type="string">
            <text:p>

...Now, then, I am starting to need the use of
a lavatory. 'Tis about time I got down—</text:p>
          </table:table-cell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 office:value-type="string">
            <text:p>

Ah, I slipped— I'm falling...!</text:p>
          </table:table-cell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 office:value-type="string">
            <text:p>

*rustle* *rustle* *rustle*!!
*streeeeetch*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 office:value-type="string">
            <text:p>

Haah... haah...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 office:value-type="string">
            <text:p>

Were it not for this ivy, I would've landed
squarely on my head... phew...</text:p>
          </table:table-cell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 office:value-type="string">
            <text:p>

I simply must be more careful while I'm up
there. I shan't let my guard down again.</text:p>
          </table:table-cell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 office:value-type="string">
            <text:p>

...Ngh! Eiii! ...O-Oh...?</text:p>
          </table:table-cell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 office:value-type="string">
            <text:p>

Th-This ivy... it has a hold of my legs...
Nnnngh! Aaagh! ...Hnn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 office:value-type="string">
            <text:p>

Haah... haah... the weight of my body is only
tightening its grip... i-it won't come undone!</text:p>
          </table:table-cell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 office:value-type="string">
            <text:p>

Ooh... this is quite a bind...</text:p>
          </table:table-cell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 office:value-type="string">
            <text:p>

Do I have no choice but to wait here for the
next passerby...?</text:p>
          </table:table-cell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 office:value-type="string">
            <text:p>

*...brrrrr*</text:p>
          </table:table-cell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 office:value-type="string">
            <text:p>

Th-This won't do... I may have had a dash too
much iced coffee to drink...</text:p>
          </table:table-cell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 office:value-type="string">
            <text:p>

All of a sudden, I... n-need to go... much more
urgently... hauu...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 office:value-type="string">
            <text:p>

...S-Someone... please save me...!</text:p>
          </table:table-cell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 office:value-type="string">
            <text:p>

I-I cannot... hold... hold it... anymore...!!</text:p>
          </table:table-cell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 office:value-type="string">
            <text:p>

Hauuu... if I had an accident... in this position,
I-I would get covered in... hauuuuuuuuu... /////</text:p>
          </table:table-cell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 office:value-type="string">
            <text:p>

U-Umm!! Excuse meeeeeeeeeee!!!
Someooooooooone!!! A-Anyone!!</text:p>
          </table:table-cell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 office:value-type="string">
            <text:p>

Help me!! I beg of you!!! I-I-I am about to go
to the restroom... a-all over...</text:p>
          </table:table-cell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 office:value-type="string">
            <text:p>

All over myseeeeeeeeeeeelf!!!
Someone... oooooh, no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 office:value-type="string">
            <text:p>

I truly... cannot... I cannot... hauuuuuu...</text:p>
          </table:table-cell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 office:value-type="string">
            <text:p>

B... B... Bear it... any, lon... ge...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 office:value-type="string">
            <text:p>

Hauuuuuuuuuuuuu〜〜〜... /////////
M-My clothes are... soaked with pee... hauuuu!!</text:p>
          </table:table-cell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 office:value-type="string">
            <text:p>

...Kyah?! I-It's getting on my face?!! N-Noooo!!
Someone! Someone, please help meeee!!</text:p>
          </table:table-cell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 office:value-type="string">
            <text:p>

(After this, her papa came looking for her and
rescued her from the ivy.)</text:p>
          </table:table-cell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 office:value-type="string">
            <text:p>Dancer</text:p>
          </table:table-cell>
          <table:table-cell table:style-name="ce0"/>
          <table:table-cell table:style-name="ce0" office:value-type="string">
            <text:p>

Uwaaaah!! It's weirdly busy in here today!!</text:p>
          </table:table-cell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 office:value-type="string">
            <text:p>

Huh, huh? There's gonna be a meteor shower
in the desert tonight?! Wooooah! I wanna see—!</text:p>
          </table:table-cell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 office:value-type="string">
            <text:p>

Well, until then, let's live it up!</text:p>
          </table:table-cell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 office:value-type="string">
            <text:p>

Ufu! Since I'm in such a great mood, maybe I'll
throw in a lewd little dance for you! ♪</text:p>
          </table:table-cell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 office:value-type="string">
            <text:p>

Buy me a drink, and might show you somethin' a
little more risqué... just kidding! ♪</text:p>
          </table:table-cell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 office:value-type="string">
            <text:p>

Huh? You wanna get me an apple cider?! Yaaay!
Too bad, I'm underage! ♪ Eheheh ♪</text:p>
          </table:table-cell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 office:value-type="string">
            <text:p>

Apple juice?! Wahooo! Thanks a bunch!! I'll
take you up on that—!</text:p>
          </table:table-cell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 office:value-type="string">
            <text:p>

Wawawaaah! That little joke earlier turned into a
big rumor... th-the place is packed with guys...!!</text:p>
          </table:table-cell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 office:value-type="string">
            <text:p>

This is my chance to make it big!! Gotta do my
best and dance like my life depends on it〜! ♪</text:p>
          </table:table-cell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 office:value-type="string">
            <text:p>

(I've wanted to take a little break for a while
now, but it doesn't seem like the time...)</text:p>
          </table:table-cell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 office:value-type="string">
            <text:p>

(I have to work hard 'til the rush slows down!
I've still got stamina, and my bladder...)</text:p>
          </table:table-cell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 office:value-type="string">
            <text:p>

(I-Is probably okay...! It's bulging out a little
bit, but... gotta channel my fighting spirit!!)</text:p>
          </table:table-cell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 office:value-type="string">
            <text:p>

C'mon, come right in〜! ♪ *flutter*
*flutter*〜☆ *tug* ♪ *tug* ♪</text:p>
          </table:table-cell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 office:value-type="string">
            <text:p>

Ah! Hey, mister! No touchiiing—!</text:p>
          </table:table-cell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 office:value-type="string">
            <text:p>

Fuuuu... fuuuu...</text:p>
          </table:table-cell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 office:value-type="string">
            <text:p>

(N-No... bathroom... I really wanna go to the
bathroom...!!)</text:p>
          </table:table-cell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 office:value-type="string">
            <text:p>

(I can't... concentrate on my dancing...
anymore...!!)</text:p>
          </table:table-cell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 office:value-type="string">
            <text:p>

(I feel bad for the customers, but once this
dance is over, i-it's break time...!!)</text:p>
          </table:table-cell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 office:value-type="string">
            <text:p>

Fuweeeh?! E-Encore?! U-Umm... uuummm...!!</text:p>
          </table:table-cell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 office:value-type="string">
            <text:p>

First, I, just quickly... gotta p...</text:p>
          </table:table-cell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 office:value-type="string">
            <text:p>

(...Aaaack!! Th-The only toilet in the entire
place, and... look at the size of that line...!!)</text:p>
          </table:table-cell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 office:value-type="string">
            <text:p>

(Wh-Wh-Wh-What am I gonna do... I-I'll never
make it at this raaate!!)</text:p>
          </table:table-cell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 office:value-type="string">
            <text:p>

(A-A-Agh! Oh, n— I-I'm gonna burst... ///)</text:p>
          </table:table-cell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 office:value-type="string">
            <text:p>

*twist* *twist*! *wiggle* *wiggle* *wiggle*!!
*jiggle* *jiggle*!</text:p>
          </table:table-cell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 office:value-type="string">
            <text:p>

(I-I need to somehow... p-put my hips into it
to hide it!!)</text:p>
          </table:table-cell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 office:value-type="string">
            <text:p>

(Aaaaargh...! I-I'm gonna pee myseeelf!!)</text:p>
          </table:table-cell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 office:value-type="string">
            <text:p>

*rub* *rub*! *fidget* *fidget*!
*wriggle* *wriggle*!!</text:p>
          </table:table-cell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 office:value-type="string">
            <text:p>

(N... Nooo... I c-can't... take it anymooore...)</text:p>
          </table:table-cell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 office:value-type="string">
            <text:p>

Ah! A-Agh!! I... I... I'm p... eeing...</text:p>
          </table:table-cell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 office:value-type="string">
            <text:p>

U-Ummm... uhh... yo-you've got it all wrong...
This is...</text:p>
          </table:table-cell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 office:value-type="string">
            <text:p>

I-It's just a bonus—! Yep!! It's my live wetting
show, a fan favorite—! Aha, ahahaha.... ////</text:p>
          </table:table-cell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thral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7T11:29:49+02:00</meta:creation-date>
    <dc:date>2020-05-17T11:29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